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5"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0">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0">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0">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0">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0">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0">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0">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1">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1">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1">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1">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3">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1">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1">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4">
            <text:p>NVM cmd set write/read test cases that require data verification to detect a successful outcome.</text:p>
          </table:table-cell>
          <table:table-cell office:value-type="string" table:number-columns-spanned="1" table:number-rows-spanned="2" table:style-name="ce65">
            <text:p>PRPOffsetSinglePgSingleBlk_r10b</text:p>
          </table:table-cell>
          <table:table-cell office:value-type="string" table:number-columns-spanned="1" table:number-rows-spanned="2" table:style-name="ce63">
            <text:p>revision 1.0b, section 6</text:p>
          </table:table-cell>
          <table:table-cell office:value-type="string" table:number-columns-spanned="1" table:number-rows-spanned="2" table:content-validation-name="val1" table:style-name="ce66">
            <text:p>Vary buff offset for single-page/single-blk against PRP1/PRP2.</text:p>
          </table:table-cell>
          <table:table-cell office:value-type="string" table:number-columns-spanned="1" table:number-rows-spanned="2" table:style-name="ce61">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1">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7"/>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4">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4">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4">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1">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1">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1">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2" table:style-name="ce61">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1">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30">
            <table:table-cell table:style-name="ce40"/>
            <table:covered-table-cell/>
            <table:table-cell office:value-type="string" table:style-name="ce49">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1">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1">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1">
            <text:p>Admin cmd set create IOSQ and create IOCQ test cases. Common group needed to make the test cases more efficient where the same test may validate both types of creation simultaneously.</text:p>
          </table:table-cell>
          <table:table-cell office:value-type="string" table:style-name="ce49">
            <text:p>PRPLessPageContig_r10b</text:p>
          </table:table-cell>
          <table:table-cell office:value-type="string" table:style-name="ce41">
            <text:p>revision 1.0b, section 5</text:p>
          </table:table-cell>
          <table:table-cell office:value-type="string" table:content-validation-name="val1" table:style-name="ce43">
            <text:p>Create IOQ's backed by contiguous memory &lt; 1 page.</text:p>
          </table:table-cell>
          <table:table-cell office:value-type="string" table:style-name="ce12">
            <text:p>Search for 1 of the following namspcs to run test. Find 1st bare namspc, or find 1st meta namspc, or find 1st E2E namspc. Issue a CreateIOCQ cmd, with QID=1, num elements=Y, where Y &lt;= ((CAP.MPS / CC.IOSQES) - 1), where CC.IOSQES=Identify.SQES_b3:0; backed by contiguous memory; and then issue a corresponding CreateIOSQ, same parameters, same memory allocation. Issue X write cmds, where X=num elements in IOCQ,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7">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Y, where Y &lt;= ((CAP.MPS / CC.IOSQES) - 1), where CC.IOSQES=Identify.SQES_b3:0; backed by discontiguous memory; and then issue a corresponding CreateIOSQ, same parameters, same memory allocation. Issue X write cmds, where X=num elements in IOCQ,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7">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Y, where Y = (CAP.MPS / CC.IOSQES), where CC.IOSQES=Identify.SQES_b3:0, backed by contiguous memory; and then issue a corresponding CreateIOSQ, same parameters, same memory allocation. Issue X write cmds, where X=num elements in IOCQ,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7">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Y, where Y = (CAP.MPS / CC.IOSQES), where CC.IOSQES=Identify.SQES_b3:0, backed by discontiguous memory; and then issue a corresponding CreateIOSQ, same parameters, same memory allocation. Issue X write cmds, where X=num elements in IOCQ,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 table:style-name="ro17">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SQES=Identify.SQES_b3:0, backed by contiguous memory; and then issue a corresp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SQES=Identify.SQES_b3:0, backed by discontiguous memory; and then issue a corresp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7">
            <table:table-cell table:style-name="ce40"/>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 table:style-name="ro7">
          <table:table-cell office:value-type="string" table:style-name="ce38">
            <text:p>GrpAdminFirmActCmd</text:p>
          </table:table-cell>
          <table:table-cell office:value-type="string" table:number-columns-spanned="1" table:number-rows-spanned="2" table:style-name="ce61">
            <text:p>Admin cmd set firmware activat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irmImgCmd</text:p>
          </table:table-cell>
          <table:table-cell office:value-type="string" table:number-columns-spanned="1" table:number-rows-spanned="2" table:style-name="ce61">
            <text:p>Admin cmd set firmware image downloa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ormatNVMCmd</text:p>
          </table:table-cell>
          <table:table-cell office:value-type="string" table:number-columns-spanned="1" table:number-rows-spanned="2" table:style-name="ce61">
            <text:p>Admin cmd set format NVM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SendCmd</text:p>
          </table:table-cell>
          <table:table-cell office:value-type="string" table:number-columns-spanned="1" table:number-rows-spanned="2" table:style-name="ce61">
            <text:p>Admin cmd set security sen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RcvCmd</text:p>
          </table:table-cell>
          <table:table-cell office:value-type="string" table:number-columns-spanned="1" table:number-rows-spanned="2" table:style-name="ce61">
            <text:p>Admin cmd set security receiv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4" table:style-name="ce7"/>
          <table:table-cell table:number-columns-repeated="16375"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45" table:style-name="ro3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31T20:52:40Z</dc:date>
    <meta:print-date>2012-02-10T16:57:31Z</meta:print-date>
  </office:meta>
</office:document-meta>
</file>